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officeooo:rsid="00161052" officeooo:paragraph-rsid="00161052"/>
    </style:style>
    <style:style style:name="T1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6">
        <text:h text:style-name="P1" text:outline-level="4">Copy and Paste from the Internet</text:h>
        <text:p text:style-name="Text_20_body_20_indent_20_Organon"><text:span text:style-name="T1">It should be possible to paste arbitrary content from the internet files</text:span>. <text:span text:style-name="T1">Images will be saved to the project</text:span>. <text:span text:style-name="T1">If your internet connection is very slow, Organon/Writer might freeze or even crash, when Organon tries to import images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4" meta:character-count="265" meta:non-whitespace-character-count="222"/>
    <dc:date>2014-06-24T13:48:38.176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